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Zna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„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juhelni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~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^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°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mark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</table:table>
      <table:table table:name="List2" table:style-name="ta1"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C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string" calcext:value-type="string">
            <text:p>a = !B!C + !A!C + !B!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3-01-20T08:27:36.545883361</meta:creation-date>
    <dc:date>2023-01-20T08:45:40.149028066</dc:date>
    <dc:creator>Vojtěch Vašek</dc:creator>
    <meta:editing-duration>PT18M5S</meta:editing-duration>
    <meta:editing-cycles>1</meta:editing-cycles>
    <meta:generator>LibreOffice/7.4.3.2$Linux_X86_64 LibreOffice_project/40$Build-2</meta:generator>
    <meta:document-statistic meta:table-count="2" meta:cell-count="504" meta:object-count="0"/>
  </office:meta>
</office:document-meta>
</file>